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ce181e"/>
    </style:style>
    <style:style style:name="ce2" style:family="table-cell" style:parent-style-name="Default">
      <style:text-properties fo:color="#ce181e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DiodeMaxLeakageCurrent</text:p>
          </table:table-cell>
          <table:table-cell office:value-type="float" office:value="0.00005" calcext:value-type="float">
            <text:p>5E-05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PMOSMaxVgth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BattMax Voltage</text:p>
          </table:table-cell>
          <table:table-cell table:style-name="ce3" office:value-type="float" office:value="4.5" calcext:value-type="float">
            <text:p>4.5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BattMin Voltage</text:p>
          </table:table-cell>
          <table:table-cell table:style-name="ce4" office:value-type="float" office:value="2.4" calcext:value-type="float">
            <text:p>2.4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DiodeResistance</text:p>
          </table:table-cell>
          <table:table-cell table:formula="of:=[.F5]/[.F3]" office:value-type="float" office:value="90000" calcext:value-type="float">
            <text:p>90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2</text:p>
          </table:table-cell>
          <table:table-cell table:style-name="ce5" table:formula="of:=[.F5]*([.F7]/([.F9]+[.F7]))" office:value-type="float" office:value="0.45" calcext:value-type="float">
            <text:p>0.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xAllowedVoltage</text:p>
          </table:table-cell>
          <table:table-cell table:formula="of:=[.F6]-[.F4]" office:value-type="float" office:value="1.4" calcext:value-type="float">
            <text:p>1.4</text:p>
          </table:table-cell>
        </table:table-row>
        <table:table-row table:style-name="ro1">
          <table:table-cell table:number-columns-repeated="5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21:00:31.441922846</meta:creation-date>
    <dc:date>2019-08-09T23:00:31.445249040</dc:date>
    <meta:editing-duration>PT1H49M35S</meta:editing-duration>
    <meta:editing-cycles>4</meta:editing-cycles>
    <meta:generator>LibreOffice/6.1.5.2$Linux_x86 LibreOffice_project/10$Build-2</meta:generator>
    <meta:document-statistic meta:table-count="1" meta:cell-count="16" meta:object-count="0"/>
  </office:meta>
</office:document-meta>
</file>